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2" style:font-size-asian="12" style:font-size-complex="12"/>
    </style:style>
    <style:style style:family="paragraph" style:name="par_1" style:parent-style-name="Standard">
      <style:paragraph-properties fo:text-align="justify" style:justify-single-word="false"/>
      <style:text-properties/>
    </style:style>
    <style:style style:family="paragraph" style:name="par_2" style:parent-style-name="Standard">
      <style:paragraph-properties fo:text-align="left"/>
      <style:text-properties/>
    </style:style>
    <style:style style:family="section" style:name="sec_1" style:parent-style-name="Standard">
      <style:section-properties style:editable="false">
        <style:columns fo:column-count="1" fo:column-gap="0.8cm"/>
      </style:section-properties>
    </style:style>
  </office:automatic-styles>
  <office:body>
    <office:text>
      <text:section text:name="Section 1" text:style-name="sec_1">
        <text:p text:style-name="par_1"><text:span text:style-name="char_1">Lorem ipsum dolor sit amet, consectetur adipiscing elit. Donec placerat viverra erat at tincidunt. Suspendisse sed ligula diam. Quisque scelerisque bibendum dapibus. Suspendisse non erat id elit lacinia iaculis sit amet id mi. In at lec-</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4:59:21</meta:creation-date>
    <dc:date>2011-07-04T14:59:21</dc:date>
    <meta:document-statistic meta:character-count="234" meta:image-count="0" meta:object-count="0" meta:page-count="1" meta:paragraph-count="1" meta:table-count="0" meta:word-count="0"/>
  </office:meta>
</office:document-meta>
</file>